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variant="normal" fo:text-transform="none" fo:color="#000000" loext:opacity="100%" style:text-line-through-style="none" style:text-line-through-type="none" fo:font-size="14pt" style:text-underline-style="none" officeooo:rsid="0042820b" officeooo:paragraph-rsid="0051a3eb" style:text-blinking="false" fo:background-color="transparent" style:font-size-asian="14pt" style:font-size-complex="14pt"/>
    </style:style>
    <style:style style:name="P5" style:family="paragraph" style:parent-style-name="Opening_5f_Verse">
      <style:text-properties officeooo:paragraph-rsid="0054055d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350e2" officeooo:paragraph-rsid="00520bd6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5e5ae" officeooo:paragraph-rsid="0055e5ae" style:font-size-asian="14pt" style:font-size-complex="14pt"/>
    </style:style>
    <style:style style:name="P8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568437" officeooo:paragraph-rsid="00568437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520bd6"/>
    </style:style>
    <style:style style:name="T1" style:family="text">
      <style:text-properties officeooo:rsid="0054055d"/>
    </style:style>
    <style:style style:name="T2" style:family="text">
      <style:text-properties officeooo:rsid="0051d68a"/>
    </style:style>
    <style:style style:name="T3" style:family="text">
      <style:text-properties officeooo:rsid="0050d310"/>
    </style:style>
    <style:style style:name="T4" style:family="text">
      <style:text-properties officeooo:rsid="00568437"/>
    </style:style>
    <style:style style:name="T5" style:family="text">
      <style:text-properties fo:font-size="14pt" officeooo:rsid="0042820b" style:font-size-asian="14pt" style:font-size-complex="14pt"/>
    </style:style>
    <style:style style:name="T6" style:family="text">
      <style:text-properties fo:font-size="14pt" officeooo:rsid="0055e5ae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Psalm 13:5-6) / <text:span text:style-name="Strong_20_Emphasis">Opening prayer</text:span> (John A)</text:p>
      <text:p text:style-name="P2"><text:span text:style-name="Strong_20_Emphasis">Praise</text:span>: <text:span text:style-name="Emphasis">In Christ Alone</text:span></text:p>
      <text:p text:style-name="P2"><text:span text:style-name="Strong_20_Emphasis">Bible Reading</text:span>: Matthew 7:21-23 (Pam W)</text:p>
      <text:p text:style-name="P2"><text:span text:style-name="Strong_20_Emphasis">Announcements</text:span> (Mook L)</text:p>
      <text:p text:style-name="P2"><text:span text:style-name="Strong_20_Emphasis">Praise</text:span>: <text:span text:style-name="Emphasis">What A Friend We Have In Jesus</text:span></text:p>
      <text:p text:style-name="P2"><text:span text:style-name="Strong_20_Emphasis">Prayer for the church and the world</text:span>  (ML)</text:p>
      <text:p text:style-name="P2"><text:span text:style-name="Strong_20_Emphasis">Bible reading</text:span>: John 14:15-26 (<text:span text:style-name="T1">SA</text:span>)</text:p>
      <text:p text:style-name="P2"><text:span text:style-name="Strong_20_Emphasis">Praise</text:span>: <text:span text:style-name="Emphasis">Come Gracious Spirit Heavenly Dove</text:span></text:p>
      <text:p text:style-name="P2"><text:span text:style-name="Strong_20_Emphasis">Sermon</text:span>: “JESUS WHO SHAPES OUR LIVES” (Dong Jin C)</text:p>
      <text:p text:style-name="P2"><text:span text:style-name="Strong_20_Emphasis">Praise</text:span>: <text:span text:style-name="Emphasis">Blessed Assurance</text:span></text:p>
      <text:p text:style-name="P2"><text:span text:style-name="Strong_20_Emphasis">Benediction</text:span> (DJC)</text:p>
      <text:p text:style-name="P2"><text:span text:style-name="Strong_20_Emphasis">Sermon Outline</text:span></text:p>
      <text:p text:style-name="P2">“JESUS WHO SHAPES OUR LIVES”   (John 14:15-26)</text:p>
      <text:p text:style-name="P2">Introduction</text:p>
      <text:list text:style-name="L1">
        <text:list-item>
          <text:p text:style-name="P3">Our lives shaped by Jesus means enjoying personal fellowship with Him in our union with Him.</text:p>
        </text:list-item>
        <text:list-item>
          <text:p text:style-name="P3">​Our lives shaped by Jesus means learning and understanding the truth—Jesus’ teaching.</text:p>
        </text:list-item>
        <text:list-item>
          <text:p text:style-name="P3">​Our lives shaped by Jesus means growing in obedience and in deeper love.</text:p>
        </text:list-item>
      </text:list>
      <text:p text:style-name="P2">Conclusion</text:p>
      <text:p text:style-name="P1"/>
      <text:p text:style-name="P4"><text:span text:style-name="Strong_20_Emphasis">Call to Worship</text:span> <text:span text:style-name="T2">(Psalm 13:5-6) </text:span><text:span text:style-name="T3">&amp;</text:span> <text:span text:style-name="Strong_20_Emphasis">Opening prayer</text:span></text:p>
      <text:p text:style-name="P5">[5] But I have trusted in your steadfast love; my heart shall rejoice in your salvation.</text:p>
      <text:p text:style-name="P5">[6] I will sing to the Lord, because he has dealt bountifully with me.</text:p>
      <text:p text:style-name="P6">Let us pray…</text:p>
      <text:p text:style-name="P7">O Lord our God, we gather today to worship as an elect body of Your people: called out, chosen, sanctified, with hearts changed from gloom and despair over sin into ever-increasing glory as You work in us <text:span text:style-name="T4">to </text:span>change <text:span text:style-name="T4">our life</text:span> direction <text:span text:style-name="T4">from rebellion to loyal follower.</text:span> <text:span text:style-name="T4">We are </text:span>ready to obey You, and to love You as our Father, Who has adopted us into Your family, and <text:span text:style-name="T4">made us</text:span> fellow-inheritors with Jesus of all that He won through His death and <text:span text:style-name="T4">r</text:span>esurrection.</text:p>
      <text:p text:style-name="P7">We <text:span text:style-name="T4">have been </text:span>prepar<text:span text:style-name="T4">ing</text:span> to declar<text:span text:style-name="T4">e</text:span> Your love to our community, but first we gather to declare You<text:span text:style-name="T4">r</text:span> love to each other. </text:p>
      <text:p text:style-name="P7"><text:span text:style-name="T4">At this season, w</text:span>e celebrate Jesus’ first coming, and marvel at Your patience, waiting firstly nine months, then thirty years before He began His earthly ministry. <text:span text:style-name="T4">We marvel at Your patience with us, as we are still prone to sin, and forget Your bountiful provision for dealing with the enemy’s wiles.</text:span></text:p>
      <text:p text:style-name="P8">We thank You that by Your Holy Spirit, You persevere with us so that, though we stumble, we can resume our walk of faith and trust in You.</text:p>
      <text:p text:style-name="P8">Be with us today and every day therefore, as we offer up our sacrifice of praise, in the words of our first song...Amen.</text:p>
      <text:p text:style-name="P9"><text:span text:style-name="T5">[</text:span><text:span text:style-name="T6">In Christ Alone</text:span><text:span text:style-name="T5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055d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4</text:span><text:span text:style-name="MT2">th</text:span> <text:span text:style-name="MT1">December</text:span><text:span text:style-name="MT3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2-13T21:05:54.287016150</dc:date>
    <meta:editing-duration>PT6H43M6S</meta:editing-duration>
    <meta:editing-cycles>48</meta:editing-cycles>
    <meta:generator>LibreOffice/25.8.3.2$Linux_X86_64 LibreOffice_project/580$Build-2</meta:generator>
    <meta:print-date>2024-02-03T21:06:33.278074986</meta:print-date>
    <meta:document-statistic meta:table-count="0" meta:image-count="0" meta:object-count="0" meta:page-count="2" meta:paragraph-count="29" meta:word-count="377" meta:character-count="2126" meta:non-whitespace-character-count="1776"/>
  </office:meta>
</office:document-meta>
</file>